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6.502cm" style:rel-column-width="3686*"/>
    </style:style>
    <style:style style:name="Tableau1.B" style:family="table-column">
      <style:table-column-properties style:column-width="1.737cm" style:rel-column-width="985*"/>
    </style:style>
    <style:style style:name="Tableau1.C" style:family="table-column">
      <style:table-column-properties style:column-width="0.529cm" style:rel-column-width="300*"/>
    </style:style>
    <style:style style:name="Tableau1.D" style:family="table-column">
      <style:table-column-properties style:column-width="1.778cm" style:rel-column-width="1008*"/>
    </style:style>
    <style:style style:name="Tableau1.E" style:family="table-column">
      <style:table-column-properties style:column-width="6.454cm" style:rel-column-width="3659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padding="0.097cm" fo:border-left="0.018cm solid #000000" fo:border-right="none" fo:border-top="none" fo:border-bottom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style:text-underline-style="none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LINE ARLENOR-CELESTIA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Calendrier Arlénien</text:p>
            <text:p text:style-name="P4"/>
            <text:p text:style-name="P4"/>
            <text:p text:style-name="P4">Création du monde</text:p>
            <text:p text:style-name="P4"/>
            <text:p text:style-name="P4">Disparition des anges et des démons</text:p>
            <text:p text:style-name="P4"/>
            <text:p text:style-name="P4">Découverte du cristal</text:p>
            <text:p text:style-name="P4"/>
            <text:p text:style-name="P4"/>
            <text:p text:style-name="P4"/>
            <text:p text:style-name="P4"/>
            <text:p text:style-name="P4">La Grande Révolte</text:p>
            <text:p text:style-name="P4">Découverte du premier Etherolithe</text:p>
            <text:p text:style-name="P4">Fondation de l'Entreprise</text:p>
            <text:p text:style-name="P4"/>
            <text:p text:style-name="P4"/>
            <text:p text:style-name="P4"/>
            <text:p text:style-name="P4"/>
            <text:p text:style-name="P4">Création du premier enfant-réceptacle</text:p>
            <text:p text:style-name="P4"/>
            <text:p text:style-name="P4">Révolte et fondation de l'Organisation</text:p>
            <text:p text:style-name="P4"/>
            <text:p text:style-name="P4">Début de l'aventure...</text:p>
          </table:table-cell>
          <table:table-cell table:style-name="Tableau1.B1" office:value-type="string">
            <text:p text:style-name="P4"/>
            <text:p text:style-name="P4"/>
            <text:p text:style-name="P4"/>
            <text:p text:style-name="P4">-???</text:p>
            <text:p text:style-name="P4"/>
            <text:p text:style-name="P4">-101</text:p>
            <text:p text:style-name="P4"/>
            <text:p text:style-name="P4"/>
            <text:p text:style-name="P4">0</text:p>
            <text:p text:style-name="P4"/>
            <text:p text:style-name="P4"/>
            <text:p text:style-name="P4"/>
            <text:p text:style-name="P4"/>
            <text:p text:style-name="P4">666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680</text:p>
            <text:p text:style-name="P4"/>
            <text:p text:style-name="P4"/>
            <text:p text:style-name="P4">682</text:p>
            <text:p text:style-name="P4"/>
            <text:p text:style-name="P4"/>
            <text:p text:style-name="P4">700</text:p>
          </table:table-cell>
          <table:table-cell table:style-name="Tableau1.B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–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–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1.B1" office:value-type="string">
            <text:p text:style-name="P5"/>
            <text:p text:style-name="P5"/>
            <text:p text:style-name="P5"/>
            <text:p text:style-name="P5">-???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-4</text:p>
            <text:p text:style-name="P5"/>
            <text:p text:style-name="P5"/>
            <text:p text:style-name="P5"/>
            <text:p text:style-name="P5"/>
            <text:p text:style-name="P5">0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30</text:p>
          </table:table-cell>
          <table:table-cell table:style-name="Tableau1.B1" office:value-type="string">
            <text:p text:style-name="P2">Calendrier Célestien</text:p>
            <text:p text:style-name="P6"/>
            <text:p text:style-name="P6"/>
            <text:p text:style-name="P6">Création du monde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Le Grand Massacre</text:p>
            <text:p text:style-name="P6"/>
            <text:p text:style-name="P6"/>
            <text:p text:style-name="P6"/>
            <text:p text:style-name="P6"/>
            <text:p text:style-name="P6">La Bataille de l'Espérance</text:p>
            <text:p text:style-name="P6">Création de l'ordre magique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7">Début du récit..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3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3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21T15:51:17.49</meta:creation-date>
    <dc:date>2017-07-21T16:11:34.50</dc:date>
    <meta:editing-duration>PT20M17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30" meta:word-count="70" meta:character-count="445"/>
  </office:meta>
</office:document-meta>
</file>